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ffbf00"/>
      <style:text-properties fo:color="#000000"/>
    </style:style>
    <style:style style:name="ce7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2a6099"/>
    </style:style>
    <style:style style:name="ce13" style:family="table-cell" style:parent-style-name="Default">
      <style:text-properties fo:color="#c9211e"/>
    </style:style>
    <style:style style:name="ce26" style:family="table-cell" style:parent-style-name="Default">
      <style:table-cell-properties fo:background-color="transparent"/>
    </style:style>
    <style:style style:name="ce30" style:family="table-cell" style:parent-style-name="Default" style:data-style-name="N111">
      <style:table-cell-properties fo:background-color="#ffbf00"/>
      <style:text-properties fo:color="#ffffff"/>
    </style:style>
    <style:style style:name="ce17" style:family="table-cell" style:parent-style-name="Default" style:data-style-name="N111">
      <style:table-cell-properties fo:background-color="transparent"/>
      <style:text-properties fo:color="#ffffff"/>
    </style:style>
    <style:style style:name="ce19" style:family="table-cell" style:parent-style-name="Default" style:data-style-name="N111">
      <style:table-cell-properties fo:background-color="transparent"/>
      <style:text-properties fo:color="#ffffff"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ffbf00"/>
      <style:text-properties fo:color="#ffffff" style:text-underline-style="solid" style:text-underline-width="auto" style:text-underline-color="font-color"/>
    </style:style>
    <style:style style:name="ce34" style:family="table-cell" style:parent-style-name="Default">
      <style:table-cell-properties fo:background-color="transparent"/>
      <style:text-properties fo:color="#ffffff" style:text-underline-style="solid" style:text-underline-width="auto" style:text-underline-color="font-color"/>
    </style:style>
    <style:style style:name="ce27" style:family="table-cell" style:parent-style-name="Default">
      <style:table-cell-properties fo:background-color="transparent"/>
      <style:text-properties fo:color="#000000"/>
    </style:style>
    <style:style style:name="ce36" style:family="table-cell" style:parent-style-name="Default" style:data-style-name="N111">
      <style:table-cell-properties fo:background-color="#ffbf00"/>
      <style:text-properties fo:color="#ffffff" style:text-underline-style="solid" style:text-underline-width="auto" style:text-underline-color="font-color"/>
    </style:style>
    <style:style style:name="ce28" style:family="table-cell" style:parent-style-name="Default" style:data-style-name="N111">
      <style:table-cell-properties fo:background-color="#ff8000"/>
      <style:text-properties fo:color="#ffffff"/>
    </style:style>
    <style:style style:name="ce38" style:family="table-cell" style:parent-style-name="Default">
      <style:table-cell-properties fo:background-color="#ffbf00"/>
      <style:text-properties fo:color="#ffffff"/>
    </style:style>
    <style:style style:name="ce39" style:family="table-cell" style:parent-style-name="Default">
      <style:table-cell-properties fo:background-color="#ffbf00"/>
    </style:style>
    <style:style style:name="ce15" style:family="table-cell" style:parent-style-name="Default" style:data-style-name="N111">
      <style:table-cell-properties fo:background-color="#2a6099"/>
      <style:text-properties fo:color="#ffffff"/>
    </style:style>
    <style:style style:name="ce16" style:family="table-cell" style:parent-style-name="Default">
      <style:table-cell-properties fo:background-color="#00a933"/>
      <style:text-properties fo:color="#ffffff"/>
    </style:style>
    <style:style style:name="ce42" style:family="table-cell" style:parent-style-name="Default" style:data-style-name="N61">
      <style:table-cell-properties fo:background-color="#ffbf00"/>
      <style:text-properties fo:color="#ffffff"/>
    </style:style>
    <style:style style:name="ce18" style:family="table-cell" style:parent-style-name="Default" style:data-style-name="N61">
      <style:table-cell-properties fo:background-color="#2a6099"/>
      <style:text-properties fo:color="#ffffff"/>
    </style:style>
    <style:style style:name="ce20" style:family="table-cell" style:parent-style-name="Default" style:data-style-name="N111">
      <style:table-cell-properties fo:background-color="#2a6099"/>
      <style:text-properties fo:color="#ffffff"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00a933"/>
      <style:text-properties fo:color="#ffffff" style:text-underline-style="solid" style:text-underline-width="auto" style:text-underline-color="font-color"/>
    </style:style>
    <style:style style:name="ce23" style:family="table-cell" style:parent-style-name="Default" style:data-style-name="N111">
      <style:table-cell-properties fo:background-color="#00a933"/>
      <style:text-properties fo:color="#ffffff"/>
    </style:style>
    <style:style style:name="ce24" style:family="table-cell" style:parent-style-name="Default" style:data-style-name="N61">
      <style:table-cell-properties fo:background-color="#00a933"/>
      <style:text-properties fo:color="#ffffff"/>
    </style:style>
    <style:style style:name="ce25" style:family="table-cell" style:parent-style-name="Default" style:data-style-name="N61">
      <style:table-cell-properties fo:background-color="#2a6099"/>
      <style:text-properties fo:color="#ffffff" style:text-underline-style="solid" style:text-underline-width="auto" style:text-underline-color="font-color"/>
    </style:style>
    <style:style style:name="ce29" style:family="table-cell" style:parent-style-name="Default" style:data-style-name="N111">
      <style:table-cell-properties fo:background-color="#ff8000"/>
      <style:text-properties fo:color="#ffffff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0"/>
        <table:table-column table:style-name="co3" table:default-cell-style-name="Default"/>
        <table:table-column table:style-name="co3" table:number-columns-repeated="3" table:default-cell-style-name="ce30"/>
        <table:table-column table:style-name="co4" table:default-cell-style-name="ce30"/>
        <table:table-column table:style-name="co3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3" table:default-cell-style-name="ce28"/>
        <table:table-column table:style-name="co3" table:number-columns-repeated="3" table:default-cell-style-name="Default"/>
        <table:table-column table:style-name="co3" table:default-cell-style-name="ce17"/>
        <table:table-column table:style-name="co3" table:number-columns-repeated="5" table:default-cell-style-name="Default"/>
        <table:table-column table:style-name="co3" table:default-cell-style-name="ce28"/>
        <table:table-column table:style-name="co3" table:default-cell-style-name="Default"/>
        <table:table-column table:style-name="co3" table:default-cell-style-name="ce28"/>
        <table:table-column table:style-name="co3" table:default-cell-style-name="Default"/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M_c = 1e19g</text:p>
          </table:table-cell>
          <table:table-cell table:style-name="ce2"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NOT RUNNING</text:p>
          </table:table-cell>
          <table:table-cell/>
          <table:table-cell table:style-name="Default" office:value-type="string" calcext:value-type="string">
            <text:p>Cutoff is in terms of psi(m) / psi_max</text:p>
          </table:table-cell>
          <table:table-cell table:style-name="Default" table:number-columns-repeated="2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RUNNING</text:p>
          </table:table-cell>
          <table:table-cell/>
          <table:table-cell table:style-name="Default" office:value-type="string" calcext:value-type="string">
            <text:p>Values in table are the tightest constraint on f_PBH</text:p>
          </table:table-cell>
          <table:table-cell table:style-name="ce17" table:number-columns-repeated="5"/>
          <table:table-cell table:style-name="Default"/>
          <table:table-cell table:style-name="ce26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7" office:value-type="string" calcext:value-type="string">
            <text:p>COMPLETE</text:p>
          </table:table-cell>
          <table:table-cell/>
          <table:table-cell table:style-name="Default" office:value-type="string" calcext:value-type="string">
            <text:p>Underlined values show the most accurate result for a given MF and Delta</text:p>
          </table:table-cell>
          <table:table-cell table:style-name="ce17" table:number-columns-repeated="5"/>
          <table:table-cell table:style-name="Default"/>
          <table:table-cell table:style-name="ce27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8" office:value-type="string" calcext:value-type="string">
            <text:p>RESULTS OBTAINED</text:p>
          </table:table-cell>
          <table:table-cell/>
          <table:table-cell table:style-name="Default"/>
          <table:table-cell table:style-name="ce17"/>
          <table:table-cell table:style-name="ce19"/>
          <table:table-cell table:style-name="ce17" table:number-columns-repeated="3"/>
          <table:table-cell table:style-name="Default"/>
          <table:table-cell table:style-name="ce26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ce26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2"/>
          <table:table-cell table:number-columns-repeated="6"/>
          <table:table-cell table:style-name="Default"/>
          <table:table-cell table:style-name="ce2"/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E_number = 500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style-name="ce2"/>
          <table:table-cell/>
          <table:table-cell table:style-name="ce2" office:value-type="string" calcext:value-type="string">
            <text:p>E_number = 1000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table:style-name="Default"/>
          <table:table-cell table:style-name="ce2" office:value-type="string" calcext:value-type="string">
            <text:p>E_number=10000</text:p>
          </table:table-cell>
          <table:table-cell table:number-columns-repeated="4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elta=0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0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0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office:value-type="float" office:value="40141.5" calcext:value-type="float">
            <text:p>4.0E+04</text:p>
          </table:table-cell>
          <table:table-cell table:number-columns-repeated="2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30" table:number-columns-repeated="3"/>
          <table:table-cell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40101.1" calcext:value-type="float">
            <text:p>4.0E+04</text:p>
          </table:table-cell>
          <table:table-cell table:number-columns-repeated="2" table:style-name="ce15" office:value-type="float" office:value="40086.2" calcext:value-type="float">
            <text:p>4.0E+04</text:p>
          </table:table-cell>
          <table:table-cell/>
          <table:table-cell table:style-name="ce23"/>
          <table:table-cell table:style-name="ce15" office:value-type="float" office:value="62528.5" calcext:value-type="float">
            <text:p>6.3E+04</text:p>
          </table:table-cell>
          <table:table-cell table:style-name="ce15" office:value-type="float" office:value="62525.8" calcext:value-type="float">
            <text:p>6.3E+04</text:p>
          </table:table-cell>
          <table:table-cell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40109.8" calcext:value-type="float">
            <text:p>4.0E+04</text:p>
          </table:table-cell>
          <table:table-cell table:number-columns-repeated="2" table:style-name="ce15" office:value-type="float" office:value="40094.9" calcext:value-type="float">
            <text:p>4.0E+04</text:p>
          </table:table-cell>
          <table:table-cell/>
          <table:table-cell table:style-name="ce15" office:value-type="float" office:value="64069.5" calcext:value-type="float">
            <text:p>6.4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40101.2" calcext:value-type="float">
            <text:p>4.0E+04</text:p>
          </table:table-cell>
          <table:table-cell table:number-columns-repeated="2" table:style-name="ce15" office:value-type="float" office:value="40086.2" calcext:value-type="float">
            <text:p>4.0E+04</text:p>
          </table:table-cell>
          <table:table-cell/>
          <table:table-cell table:style-name="ce23" table:number-columns-repeated="2"/>
          <table:table-cell table:style-name="ce15" office:value-type="float" office:value="62525.8" calcext:value-type="float">
            <text:p>6.3E+04</text:p>
          </table:table-cell>
          <table:table-cell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40109.9" calcext:value-type="float">
            <text:p>4.0E+04</text:p>
          </table:table-cell>
          <table:table-cell table:number-columns-repeated="2" table:style-name="ce15" office:value-type="float" office:value="40094.9" calcext:value-type="float">
            <text:p>4.0E+04</text:p>
          </table:table-cell>
          <table:table-cell/>
          <table:table-cell table:style-name="ce15" office:value-type="float" office:value="64078.4" calcext:value-type="float">
            <text:p>6.4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28"/>
          <table:table-cell table:style-name="ce15" office:value-type="float" office:value="40101.2" calcext:value-type="float">
            <text:p>4.0E+04</text:p>
          </table:table-cell>
          <table:table-cell table:style-name="ce15" office:value-type="float" office:value="40086.2" calcext:value-type="float">
            <text:p>4.0E+04</text:p>
          </table:table-cell>
          <table:table-cell table:style-name="ce20" office:value-type="float" office:value="40086.2" calcext:value-type="float">
            <text:p>4.0E+04</text:p>
          </table:table-cell>
          <table:table-cell/>
          <table:table-cell table:style-name="ce23" table:number-columns-repeated="2"/>
          <table:table-cell table:style-name="ce15" office:value-type="float" office:value="62525.8" calcext:value-type="float">
            <text:p>6.3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28"/>
          <table:table-cell table:number-columns-repeated="2" table:style-name="ce28" office:value-type="string" calcext:value-type="string">
            <text:p>[no result]</text:p>
          </table:table-cell>
          <table:table-cell table:style-name="ce29" office:value-type="string" calcext:value-type="string">
            <text:p>[killed]</text:p>
          </table:table-cell>
          <table:table-cell/>
          <table:table-cell table:style-name="ce28"/>
          <table:table-cell/>
          <table:table-cell table:style-name="ce28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 table:number-columns-repeated="5"/>
          <table:table-cell table:style-name="ce26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elta=0.1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1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1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0" table:number-columns-repeated="4"/>
          <table:table-cell/>
          <table:table-cell table:style-name="ce30" table:number-columns-repeated="3"/>
          <table:table-cell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0"/>
          <table:table-cell table:style-name="ce15" office:value-type="float" office:value="40101" calcext:value-type="float">
            <text:p>4.0E+04</text:p>
          </table:table-cell>
          <table:table-cell table:style-name="ce15" office:value-type="float" office:value="40086.3" calcext:value-type="float">
            <text:p>4.0E+04</text:p>
          </table:table-cell>
          <table:table-cell table:style-name="ce15" office:value-type="float" office:value="40086.4" calcext:value-type="float">
            <text:p>4.0E+04</text:p>
          </table:table-cell>
          <table:table-cell/>
          <table:table-cell table:style-name="ce16"/>
          <table:table-cell table:style-name="ce18" office:value-type="float" office:value="64338.5" calcext:value-type="float">
            <text:p>6.43E+04</text:p>
          </table:table-cell>
          <table:table-cell table:style-name="ce18" office:value-type="float" office:value="64336.1" calcext:value-type="float">
            <text:p>6.43E+04</text:p>
          </table:table-cell>
          <table:table-cell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40109.7" calcext:value-type="float">
            <text:p>4.0E+04</text:p>
          </table:table-cell>
          <table:table-cell table:style-name="ce28" table:number-columns-repeated="2"/>
          <table:table-cell/>
          <table:table-cell table:style-name="ce15" office:value-type="float" office:value="66008.2" calcext:value-type="float">
            <text:p>6.6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0"/>
          <table:table-cell table:style-name="ce15" office:value-type="float" office:value="40101.1" calcext:value-type="float">
            <text:p>4.0E+04</text:p>
          </table:table-cell>
          <table:table-cell table:style-name="ce15" office:value-type="float" office:value="40086.3" calcext:value-type="float">
            <text:p>4.0E+04</text:p>
          </table:table-cell>
          <table:table-cell table:style-name="ce15" office:value-type="float" office:value="40086.4" calcext:value-type="float">
            <text:p>4.0E+04</text:p>
          </table:table-cell>
          <table:table-cell/>
          <table:table-cell table:style-name="ce16" table:number-columns-repeated="2"/>
          <table:table-cell table:style-name="ce18" office:value-type="float" office:value="64336" calcext:value-type="float">
            <text:p>6.43E+04</text:p>
          </table:table-cell>
          <table:table-cell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40109.8" calcext:value-type="float">
            <text:p>4.0E+04</text:p>
          </table:table-cell>
          <table:table-cell table:style-name="ce28" table:number-columns-repeated="2"/>
          <table:table-cell/>
          <table:table-cell table:style-name="ce15" office:value-type="float" office:value="66018" calcext:value-type="float">
            <text:p>6.6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0"/>
          <table:table-cell table:style-name="ce15" office:value-type="float" office:value="40101.1" calcext:value-type="float">
            <text:p>4.0E+04</text:p>
          </table:table-cell>
          <table:table-cell table:style-name="ce15" office:value-type="float" office:value="40086.3" calcext:value-type="float">
            <text:p>4.0E+04</text:p>
          </table:table-cell>
          <table:table-cell table:style-name="ce20" office:value-type="float" office:value="40086.4" calcext:value-type="float">
            <text:p>4.0E+04</text:p>
          </table:table-cell>
          <table:table-cell/>
          <table:table-cell table:style-name="ce16" table:number-columns-repeated="2"/>
          <table:table-cell table:style-name="ce18" office:value-type="float" office:value="64336.1" calcext:value-type="float">
            <text:p>6.43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28" table:number-columns-repeated="3"/>
          <table:table-cell table:style-name="ce29"/>
          <table:table-cell/>
          <table:table-cell table:style-name="ce28"/>
          <table:table-cell/>
          <table:table-cell table:style-name="ce28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 table:number-columns-repeated="5"/>
          <table:table-cell table:style-name="ce26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elta=0.3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3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3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0" table:number-columns-repeated="4"/>
          <table:table-cell/>
          <table:table-cell table:style-name="ce30" table:number-columns-repeated="3"/>
          <table:table-cell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0"/>
          <table:table-cell table:style-name="ce16"/>
          <table:table-cell table:style-name="ce18" office:value-type="float" office:value="31241.7" calcext:value-type="float">
            <text:p>3.12E+04</text:p>
          </table:table-cell>
          <table:table-cell table:style-name="ce16"/>
          <table:table-cell/>
          <table:table-cell table:style-name="ce16"/>
          <table:table-cell table:style-name="ce18" office:value-type="float" office:value="76163.8" calcext:value-type="float">
            <text:p>7.62E+04</text:p>
          </table:table-cell>
          <table:table-cell table:style-name="ce18" office:value-type="float" office:value="76162.1" calcext:value-type="float">
            <text:p>7.62E+04</text:p>
          </table:table-cell>
          <table:table-cell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31862.5" calcext:value-type="float">
            <text:p>3.2E+04</text:p>
          </table:table-cell>
          <table:table-cell table:style-name="ce28" table:number-columns-repeated="2"/>
          <table:table-cell/>
          <table:table-cell table:style-name="ce15" office:value-type="float" office:value="78688.6" calcext:value-type="float">
            <text:p>7.9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0"/>
          <table:table-cell table:style-name="ce16" table:number-columns-repeated="3"/>
          <table:table-cell/>
          <table:table-cell table:style-name="ce16" table:number-columns-repeated="2"/>
          <table:table-cell table:style-name="ce18" office:value-type="float" office:value="76162.1" calcext:value-type="float">
            <text:p>7.62E+04</text:p>
          </table:table-cell>
          <table:table-cell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31868.3" calcext:value-type="float">
            <text:p>3.2E+04</text:p>
          </table:table-cell>
          <table:table-cell table:style-name="ce28" table:number-columns-repeated="2"/>
          <table:table-cell/>
          <table:table-cell table:style-name="ce15" office:value-type="float" office:value="78704" calcext:value-type="float">
            <text:p>7.9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0"/>
          <table:table-cell table:style-name="ce16" table:number-columns-repeated="2"/>
          <table:table-cell table:style-name="ce21"/>
          <table:table-cell/>
          <table:table-cell table:style-name="ce16" table:number-columns-repeated="2"/>
          <table:table-cell table:style-name="ce25" office:value-type="float" office:value="76162.1" calcext:value-type="float">
            <text:p>7.62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28" table:number-columns-repeated="3"/>
          <table:table-cell table:style-name="ce29"/>
          <table:table-cell/>
          <table:table-cell table:style-name="ce28"/>
          <table:table-cell/>
          <table:table-cell table:style-name="ce28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 table:number-columns-repeated="5"/>
          <table:table-cell table:style-name="ce26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elta=0.5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0.5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0.5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8"/>
          <table:table-cell table:style-name="ce42"/>
          <table:table-cell table:style-name="ce38"/>
          <table:table-cell table:style-name="ce42"/>
          <table:table-cell/>
          <table:table-cell table:style-name="ce42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8"/>
          <table:table-cell table:style-name="ce16"/>
          <table:table-cell table:style-name="ce18" office:value-type="float" office:value="18321.5" calcext:value-type="float">
            <text:p>1.83E+04</text:p>
          </table:table-cell>
          <table:table-cell table:style-name="ce16"/>
          <table:table-cell/>
          <table:table-cell table:style-name="ce24"/>
          <table:table-cell table:style-name="ce18" office:value-type="float" office:value="93116.7" calcext:value-type="float">
            <text:p>9.31E+04</text:p>
          </table:table-cell>
          <table:table-cell table:style-name="ce18" office:value-type="float" office:value="93115.1" calcext:value-type="float">
            <text:p>9.31E+04</text:p>
          </table:table-cell>
          <table:table-cell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18470.5" calcext:value-type="float">
            <text:p>1.8E+04</text:p>
          </table:table-cell>
          <table:table-cell table:style-name="ce28" table:number-columns-repeated="2"/>
          <table:table-cell/>
          <table:table-cell table:style-name="ce15" office:value-type="float" office:value="96985.1" calcext:value-type="float">
            <text:p>9.7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8"/>
          <table:table-cell table:style-name="ce16" table:number-columns-repeated="3"/>
          <table:table-cell/>
          <table:table-cell table:style-name="ce24" table:number-columns-repeated="2"/>
          <table:table-cell table:style-name="ce18" office:value-type="float" office:value="93115.1" calcext:value-type="float">
            <text:p>9.31E+04</text:p>
          </table:table-cell>
          <table:table-cell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18471.8" calcext:value-type="float">
            <text:p>1.8E+04</text:p>
          </table:table-cell>
          <table:table-cell table:style-name="ce28" table:number-columns-repeated="2"/>
          <table:table-cell/>
          <table:table-cell table:style-name="ce15" office:value-type="float" office:value="97010.1" calcext:value-type="float">
            <text:p>9.7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6" table:number-columns-repeated="2"/>
          <table:table-cell table:style-name="ce21"/>
          <table:table-cell/>
          <table:table-cell table:style-name="ce24" table:number-columns-repeated="2"/>
          <table:table-cell table:style-name="ce25" office:value-type="float" office:value="93115.2" calcext:value-type="float">
            <text:p>9.31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28" table:number-columns-repeated="3"/>
          <table:table-cell table:style-name="ce29"/>
          <table:table-cell/>
          <table:table-cell table:style-name="ce28"/>
          <table:table-cell/>
          <table:table-cell table:style-name="ce28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 table:number-columns-repeated="5"/>
          <table:table-cell table:style-name="ce26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elta=1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1.0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1.0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8"/>
          <table:table-cell table:style-name="ce42"/>
          <table:table-cell table:style-name="ce38"/>
          <table:table-cell table:style-name="ce42"/>
          <table:table-cell/>
          <table:table-cell table:style-name="ce42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8"/>
          <table:table-cell table:style-name="ce16"/>
          <table:table-cell table:style-name="ce18" office:value-type="float" office:value="4104.1" calcext:value-type="float">
            <text:p>4.10E+03</text:p>
          </table:table-cell>
          <table:table-cell table:style-name="ce16"/>
          <table:table-cell/>
          <table:table-cell table:style-name="ce24"/>
          <table:table-cell table:style-name="ce18" office:value-type="float" office:value="76384.4" calcext:value-type="float">
            <text:p>7.64E+04</text:p>
          </table:table-cell>
          <table:table-cell table:style-name="ce18" office:value-type="float" office:value="76383.9" calcext:value-type="float">
            <text:p>7.64E+04</text:p>
          </table:table-cell>
          <table:table-cell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4104.28" calcext:value-type="float">
            <text:p>4.1E+03</text:p>
          </table:table-cell>
          <table:table-cell table:style-name="ce28" table:number-columns-repeated="2"/>
          <table:table-cell/>
          <table:table-cell table:style-name="ce15" office:value-type="float" office:value="77693.6" calcext:value-type="float">
            <text:p>7.8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8"/>
          <table:table-cell table:style-name="ce16" table:number-columns-repeated="3"/>
          <table:table-cell/>
          <table:table-cell table:style-name="ce24" table:number-columns-repeated="2"/>
          <table:table-cell table:style-name="ce18" office:value-type="float" office:value="76383.9" calcext:value-type="float">
            <text:p>7.64E+04</text:p>
          </table:table-cell>
          <table:table-cell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4104.28" calcext:value-type="float">
            <text:p>4.1E+03</text:p>
          </table:table-cell>
          <table:table-cell table:style-name="ce28" table:number-columns-repeated="2"/>
          <table:table-cell/>
          <table:table-cell table:style-name="ce15" office:value-type="float" office:value="77702.7" calcext:value-type="float">
            <text:p>7.8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6" table:number-columns-repeated="2"/>
          <table:table-cell table:style-name="ce21"/>
          <table:table-cell/>
          <table:table-cell table:style-name="ce24" table:number-columns-repeated="2"/>
          <table:table-cell table:style-name="ce25" office:value-type="float" office:value="76383.9" calcext:value-type="float">
            <text:p>7.64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5"/>
          <table:table-cell table:style-name="ce28" table:number-columns-repeated="2"/>
          <table:table-cell table:style-name="ce29"/>
          <table:table-cell/>
          <table:table-cell table:style-name="ce28"/>
          <table:table-cell/>
          <table:table-cell table:style-name="ce28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 table:number-columns-repeated="5"/>
          <table:table-cell table:style-name="ce26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elta=2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2.0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2.0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8"/>
          <table:table-cell table:style-name="ce30" table:number-columns-repeated="3"/>
          <table:table-cell/>
          <table:table-cell table:style-name="ce30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8"/>
          <table:table-cell table:style-name="ce15" office:value-type="float" office:value="670.221" calcext:value-type="float">
            <text:p>6.7E+02</text:p>
          </table:table-cell>
          <table:table-cell table:style-name="ce15" office:value-type="float" office:value="671.516" calcext:value-type="float">
            <text:p>6.7E+02</text:p>
          </table:table-cell>
          <table:table-cell table:style-name="ce15" office:value-type="float" office:value="671.538" calcext:value-type="float">
            <text:p>6.7E+02</text:p>
          </table:table-cell>
          <table:table-cell/>
          <table:table-cell table:style-name="ce15" office:value-type="float" office:value="20838.1" calcext:value-type="float">
            <text:p>2.1E+04</text:p>
          </table:table-cell>
          <table:table-cell table:style-name="ce15" office:value-type="float" office:value="20871.3" calcext:value-type="float">
            <text:p>2.1E+04</text:p>
          </table:table-cell>
          <table:table-cell table:style-name="ce15" office:value-type="float" office:value="20872" calcext:value-type="float">
            <text:p>2.1E+04</text:p>
          </table:table-cell>
          <table:table-cell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670.24" calcext:value-type="float">
            <text:p>6.7E+02</text:p>
          </table:table-cell>
          <table:table-cell table:style-name="ce28" table:number-columns-repeated="2"/>
          <table:table-cell/>
          <table:table-cell table:style-name="ce15" office:value-type="float" office:value="20840.4" calcext:value-type="float">
            <text:p>2.1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8"/>
          <table:table-cell table:style-name="ce15" office:value-type="float" office:value="670.215" calcext:value-type="float">
            <text:p>6.7E+02</text:p>
          </table:table-cell>
          <table:table-cell table:style-name="ce15" office:value-type="float" office:value="671.516" calcext:value-type="float">
            <text:p>6.7E+02</text:p>
          </table:table-cell>
          <table:table-cell table:style-name="ce15" office:value-type="float" office:value="671.538" calcext:value-type="float">
            <text:p>6.7E+02</text:p>
          </table:table-cell>
          <table:table-cell/>
          <table:table-cell table:style-name="ce15" office:value-type="float" office:value="20838" calcext:value-type="float">
            <text:p>2.1E+04</text:p>
          </table:table-cell>
          <table:table-cell table:style-name="ce15" office:value-type="float" office:value="20871.3" calcext:value-type="float">
            <text:p>2.1E+04</text:p>
          </table:table-cell>
          <table:table-cell table:style-name="ce15" office:value-type="float" office:value="20872" calcext:value-type="float">
            <text:p>2.1E+04</text:p>
          </table:table-cell>
          <table:table-cell/>
          <table:table-cell office:value-type="string" calcext:value-type="string">
            <text:p>Dm=4</text:p>
          </table:table-cell>
          <table:table-cell table:style-name="ce28"/>
          <table:table-cell table:style-name="ce15" office:value-type="float" office:value="670.234" calcext:value-type="float">
            <text:p>6.7E+02</text:p>
          </table:table-cell>
          <table:table-cell table:style-name="ce28" table:number-columns-repeated="2"/>
          <table:table-cell/>
          <table:table-cell table:style-name="ce15" office:value-type="float" office:value="20840.3" calcext:value-type="float">
            <text:p>2.1E+04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5" office:value-type="float" office:value="670.215" calcext:value-type="float">
            <text:p>6.7E+02</text:p>
          </table:table-cell>
          <table:table-cell table:style-name="ce15" office:value-type="float" office:value="671.516" calcext:value-type="float">
            <text:p>6.7E+02</text:p>
          </table:table-cell>
          <table:table-cell table:style-name="ce20" office:value-type="float" office:value="671.538" calcext:value-type="float">
            <text:p>6.7E+02</text:p>
          </table:table-cell>
          <table:table-cell/>
          <table:table-cell table:style-name="ce15" office:value-type="float" office:value="20838" calcext:value-type="float">
            <text:p>2.1E+04</text:p>
          </table:table-cell>
          <table:table-cell table:style-name="ce15" office:value-type="float" office:value="20871.3" calcext:value-type="float">
            <text:p>2.1E+04</text:p>
          </table:table-cell>
          <table:table-cell table:style-name="ce20" office:value-type="float" office:value="20872" calcext:value-type="float">
            <text:p>2.1E+04</text:p>
          </table:table-cell>
          <table:table-cell table:style-name="ce26"/>
          <table:table-cell office:value-type="string" calcext:value-type="string">
            <text:p>Dm=5</text:p>
          </table:table-cell>
          <table:table-cell table:style-name="ce5"/>
          <table:table-cell table:style-name="ce28" table:number-columns-repeated="2"/>
          <table:table-cell table:style-name="ce29"/>
          <table:table-cell/>
          <table:table-cell table:style-name="ce28"/>
          <table:table-cell/>
          <table:table-cell table:style-name="ce28"/>
        </table:table-row>
        <table:table-row table:style-name="ro1">
          <table:table-cell table:style-name="ce1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ce26"/>
          <table:table-cell table:number-columns-repeated="3"/>
          <table:table-cell table:style-name="ce26"/>
          <table:table-cell table:number-columns-repeated="5"/>
          <table:table-cell table:style-name="ce26"/>
          <table:table-cell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Delta=5.0</text:p>
          </table:table-cell>
          <table:table-cell table:style-name="Default" office:value-type="string" calcext:value-type="string">
            <text:p>C=2 (SL)</text:p>
          </table:table-cell>
          <table:table-cell table:style-name="Default" office:value-type="string" calcext:value-type="string">
            <text:p>C=3 (SL)</text:p>
          </table:table-cell>
          <table:table-cell table:style-name="Default"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Default" office:value-type="string" calcext:value-type="string">
            <text:p>C=2 (CC)</text:p>
          </table:table-cell>
          <table:table-cell table:style-name="Default"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table:style-name="Default" office:value-type="string" calcext:value-type="string">
            <text:p>C=7 (CC)</text:p>
          </table:table-cell>
          <table:table-cell/>
          <table:table-cell table:style-name="ce2" office:value-type="string" calcext:value-type="string">
            <text:p>Delta=5.0</text:p>
          </table:table-cell>
          <table:table-cell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  <table:table-cell table:style-name="ce26"/>
          <table:table-cell table:style-name="ce2" office:value-type="string" calcext:value-type="string">
            <text:p>Delta=5.0</text:p>
          </table:table-cell>
          <table:table-cell office:value-type="string" calcext:value-type="string">
            <text:p>C=2 (SL)</text:p>
          </table:table-cell>
          <table:table-cell office:value-type="string" calcext:value-type="string">
            <text:p>C=3 (SL)</text:p>
          </table:table-cell>
          <table:table-cell office:value-type="string" calcext:value-type="string">
            <text:p>C=5 (SL)</text:p>
          </table:table-cell>
          <table:table-cell office:value-type="string" calcext:value-type="string">
            <text:p>C=7 (SL)</text:p>
          </table:table-cell>
          <table:table-cell table:style-name="ce26" office:value-type="string" calcext:value-type="string">
            <text:p>C=2 (CC)</text:p>
          </table:table-cell>
          <table:table-cell office:value-type="string" calcext:value-type="string">
            <text:p>C=3 (CC)</text:p>
          </table:table-cell>
          <table:table-cell table:style-name="Default" office:value-type="string" calcext:value-type="string">
            <text:p>C=5 (CC)</text:p>
          </table:table-cell>
          <table:table-cell office:value-type="string" calcext:value-type="string">
            <text:p>C=7 (CC)</text:p>
          </table:table-cell>
        </table:table-row>
        <table:table-row table:style-name="ro1">
          <table:table-cell/>
          <table:table-cell office:value-type="string" calcext:value-type="string">
            <text:p>Dm=2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2</text:p>
          </table:table-cell>
          <table:table-cell table:style-name="ce30" table:number-columns-repeated="4"/>
          <table:table-cell/>
          <table:table-cell table:style-name="ce30" table:number-columns-repeated="2"/>
          <table:table-cell table:style-name="ce39"/>
          <table:table-cell/>
          <table:table-cell office:value-type="string" calcext:value-type="string">
            <text:p>Dm=2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m=3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3</text:p>
          </table:table-cell>
          <table:table-cell table:style-name="ce30"/>
          <table:table-cell table:style-name="ce15" office:value-type="float" office:value="74.6141" calcext:value-type="float">
            <text:p>7.5E+01</text:p>
          </table:table-cell>
          <table:table-cell table:style-name="ce15" office:value-type="float" office:value="68.975" calcext:value-type="float">
            <text:p>6.9E+01</text:p>
          </table:table-cell>
          <table:table-cell table:style-name="ce15" office:value-type="float" office:value="68.9329" calcext:value-type="float">
            <text:p>6.9E+01</text:p>
          </table:table-cell>
          <table:table-cell/>
          <table:table-cell table:style-name="ce15" office:value-type="float" office:value="3703.65" calcext:value-type="float">
            <text:p>3.7E+03</text:p>
          </table:table-cell>
          <table:table-cell table:style-name="ce15" office:value-type="float" office:value="3720.2" calcext:value-type="float">
            <text:p>3.7E+03</text:p>
          </table:table-cell>
          <table:table-cell table:style-name="ce15" office:value-type="float" office:value="3713.4" calcext:value-type="float">
            <text:p>3.7E+03</text:p>
          </table:table-cell>
          <table:table-cell/>
          <table:table-cell office:value-type="string" calcext:value-type="string">
            <text:p>Dm=3</text:p>
          </table:table-cell>
          <table:table-cell table:style-name="ce28"/>
          <table:table-cell table:style-name="ce15" office:value-type="float" office:value="74.6292" calcext:value-type="float">
            <text:p>7.5E+01</text:p>
          </table:table-cell>
          <table:table-cell table:style-name="ce28" table:number-columns-repeated="2"/>
          <table:table-cell/>
          <table:table-cell table:style-name="ce15" office:value-type="float" office:value="3704.25" calcext:value-type="float">
            <text:p>3.7E+03</text:p>
          </table:table-cell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4</text:p>
          </table:table-cell>
          <table:table-cell table:number-columns-repeated="3"/>
          <table:table-cell table:style-name="ce30"/>
          <table:table-cell table:number-columns-repeated="5"/>
          <table:table-cell office:value-type="string" calcext:value-type="string">
            <text:p>Dm=4</text:p>
          </table:table-cell>
          <table:table-cell table:style-name="ce30"/>
          <table:table-cell table:style-name="ce15" office:value-type="float" office:value="74.6121" calcext:value-type="float">
            <text:p>7.5E+01</text:p>
          </table:table-cell>
          <table:table-cell table:style-name="ce15" office:value-type="float" office:value="68.9751" calcext:value-type="float">
            <text:p>6.9E+01</text:p>
          </table:table-cell>
          <table:table-cell table:style-name="ce15" office:value-type="float" office:value="68.933" calcext:value-type="float">
            <text:p>6.9E+01</text:p>
          </table:table-cell>
          <table:table-cell/>
          <table:table-cell table:style-name="ce15" office:value-type="float" office:value="3703.58" calcext:value-type="float">
            <text:p>3.7E+03</text:p>
          </table:table-cell>
          <table:table-cell table:style-name="ce15" office:value-type="float" office:value="3720.2" calcext:value-type="float">
            <text:p>3.7E+03</text:p>
          </table:table-cell>
          <table:table-cell table:style-name="ce15" office:value-type="float" office:value="3713.4" calcext:value-type="float">
            <text:p>3.7E+03</text:p>
          </table:table-cell>
          <table:table-cell/>
          <table:table-cell office:value-type="string" calcext:value-type="string">
            <text:p>Dm=4</text:p>
          </table:table-cell>
          <table:table-cell table:style-name="ce28" table:number-columns-repeated="4"/>
          <table:table-cell/>
          <table:table-cell table:style-name="ce28"/>
          <table:table-cell/>
          <table:table-cell table:style-name="ce28"/>
        </table:table-row>
        <table:table-row table:style-name="ro1">
          <table:table-cell/>
          <table:table-cell office:value-type="string" calcext:value-type="string">
            <text:p>Dm=5</text:p>
          </table:table-cell>
          <table:table-cell table:number-columns-repeated="3"/>
          <table:table-cell table:style-name="ce22"/>
          <table:table-cell table:number-columns-repeated="3"/>
          <table:table-cell table:style-name="ce36"/>
          <table:table-cell/>
          <table:table-cell office:value-type="string" calcext:value-type="string">
            <text:p>Dm=5</text:p>
          </table:table-cell>
          <table:table-cell table:style-name="ce39"/>
          <table:table-cell table:style-name="ce15" office:value-type="float" office:value="68.9329" calcext:value-type="float">
            <text:p>6.9E+01</text:p>
          </table:table-cell>
          <table:table-cell table:style-name="ce15" office:value-type="float" office:value="68.9752" calcext:value-type="float">
            <text:p>6.9E+01</text:p>
          </table:table-cell>
          <table:table-cell table:style-name="ce22" office:value-type="string" calcext:value-type="string">
            <text:p>[KILLED]</text:p>
          </table:table-cell>
          <table:table-cell/>
          <table:table-cell table:style-name="ce15" office:value-type="float" office:value="3703.57" calcext:value-type="float">
            <text:p>3.7E+03</text:p>
          </table:table-cell>
          <table:table-cell table:style-name="ce15" office:value-type="float" office:value="3720.2" calcext:value-type="float">
            <text:p>3.7E+03</text:p>
          </table:table-cell>
          <table:table-cell table:style-name="ce20" office:value-type="float" office:value="3713.4" calcext:value-type="float">
            <text:p>3.7E+03</text:p>
          </table:table-cell>
          <table:table-cell table:style-name="Default"/>
          <table:table-cell office:value-type="string" calcext:value-type="string">
            <text:p>Dm=5</text:p>
          </table:table-cell>
          <table:table-cell table:style-name="ce5"/>
          <table:table-cell table:style-name="ce28" table:number-columns-repeated="2"/>
          <table:table-cell table:style-name="ce29"/>
          <table:table-cell/>
          <table:table-cell table:style-name="ce28"/>
          <table:table-cell/>
          <table:table-cell table:style-name="ce28"/>
        </table:table-row>
        <table:table-row table:style-name="ro1">
          <table:table-cell/>
          <table:table-cell table:style-name="ce26"/>
          <table:table-cell table:style-name="ce17" table:number-columns-repeated="3"/>
          <table:table-cell table:style-name="ce34"/>
          <table:table-cell table:style-name="ce17" table:number-columns-repeated="3"/>
          <table:table-cell table:style-name="ce19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3"/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10:17:21.8885600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09:58:06.510525197</meta:creation-date>
    <dc:date>2023-03-24T10:21:12.652187207</dc:date>
    <meta:editing-duration>PT17H28M5S</meta:editing-duration>
    <meta:editing-cycles>82</meta:editing-cycles>
    <meta:generator>LibreOffice/6.4.7.2$Linux_X86_64 LibreOffice_project/40$Build-2</meta:generator>
    <meta:document-statistic meta:table-count="1" meta:cell-count="395" meta:object-count="0"/>
  </office:meta>
</office:document-meta>
</file>